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language="pt" fo:country="BR" officeooo:paragraph-rsid="001a21ba"/>
    </style:style>
    <style:style style:name="P2" style:family="paragraph" style:parent-style-name="Standard">
      <style:paragraph-properties fo:margin-left="0cm" fo:margin-right="-0.101cm" fo:text-align="justify" style:justify-single-word="false" fo:text-indent="2.499cm" style:auto-text-indent="false"/>
      <style:text-properties style:font-name="Times New Roman" fo:language="pt" fo:country="BR" officeooo:paragraph-rsid="001a21ba"/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language="pt" fo:country="BR" officeooo:paragraph-rsid="001a21ba"/>
    </style:style>
    <style:style style:name="P4" style:family="paragraph" style:parent-style-name="aurdiência">
      <style:paragraph-properties fo:line-height="100%"/>
      <style:text-properties fo:color="#000000" style:font-name="Times New Roman1" fo:font-size="11pt" fo:language="pt" fo:country="BR" officeooo:paragraph-rsid="001a21ba" style:font-size-asian="11pt" style:font-size-complex="11pt"/>
    </style:style>
    <style:style style:name="P5" style:family="paragraph" style:parent-style-name="aurdiência">
      <style:paragraph-properties fo:line-height="100%"/>
      <style:text-properties fo:color="#000000" style:font-name="Times New Roman1" fo:font-size="11pt" fo:language="pt" fo:country="BR" officeooo:paragraph-rsid="002362c9" style:font-size-asian="11pt" style:font-size-complex="11pt"/>
    </style:style>
    <style:style style:name="P6" style:family="paragraph" style:parent-style-name="aurdiência">
      <style:paragraph-properties fo:line-height="100%"/>
      <style:text-properties style:font-name="Times New Roman1" fo:font-size="11pt" fo:language="pt" fo:country="BR" officeooo:paragraph-rsid="001a21ba" style:font-size-asian="11pt" style:font-size-complex="11pt"/>
    </style:style>
    <style:style style:name="P7" style:family="paragraph" style:parent-style-name="aurdiência">
      <style:paragraph-properties fo:line-height="100%"/>
      <style:text-properties style:font-name="Times New Roman1" fo:font-size="11pt" fo:language="pt" fo:country="BR" officeooo:rsid="00210535" officeooo:paragraph-rsid="00210535" style:font-size-asian="11pt" style:font-size-complex="11pt"/>
    </style:style>
    <style:style style:name="P8" style:family="paragraph" style:parent-style-name="aurdiência">
      <style:paragraph-properties fo:line-height="100%"/>
      <style:text-properties style:font-name="Times New Roman1" fo:font-size="11pt" fo:language="pt" fo:country="BR" officeooo:rsid="0023980d" officeooo:paragraph-rsid="0023980d" style:font-size-asian="11pt" style:font-size-complex="11pt"/>
    </style:style>
    <style:style style:name="P9" style:family="paragraph" style:parent-style-name="aurdiência">
      <style:paragraph-properties fo:line-height="100%"/>
      <style:text-properties style:font-name="Times New Roman1" fo:font-size="11pt" fo:language="pt" fo:country="BR" officeooo:rsid="002362c9" officeooo:paragraph-rsid="002362c9" style:font-size-asian="11pt" style:font-size-complex="11pt"/>
    </style:style>
    <style:style style:name="P10" style:family="paragraph" style:parent-style-name="aurdiência">
      <style:paragraph-properties fo:margin-left="0cm" fo:margin-right="0cm" fo:line-height="100%" fo:text-indent="2.499cm" style:auto-text-indent="false"/>
      <style:text-properties fo:language="pt" fo:country="BR" officeooo:paragraph-rsid="001a21ba"/>
    </style:style>
    <style:style style:name="P11" style:family="paragraph" style:parent-style-name="aurdiência">
      <style:paragraph-properties fo:margin-left="0cm" fo:margin-right="0cm" fo:line-height="100%" fo:text-indent="2.499cm" style:auto-text-indent="false"/>
      <style:text-properties fo:color="#000000" fo:language="pt" fo:country="BR" officeooo:paragraph-rsid="001a21ba"/>
    </style:style>
    <style:style style:name="P12" style:family="paragraph" style:parent-style-name="aurdiência">
      <style:paragraph-properties fo:margin-left="0cm" fo:margin-right="-0.101cm" fo:line-height="100%" fo:text-align="justify" style:justify-single-word="false" fo:text-indent="2.499cm" style:auto-text-indent="false"/>
      <style:text-properties fo:color="#000000" style:font-name="Times New Roman1" fo:font-size="11pt" fo:language="pt" fo:country="BR" officeooo:paragraph-rsid="00240b15" style:font-size-asian="11pt" style:font-size-complex="11pt"/>
    </style:style>
    <style:style style:name="P13" style:family="paragraph" style:parent-style-name="aurdiência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2.401cm" style:auto-text-indent="false" style:page-number="auto" fo:background-color="transparent" style:writing-mode="lr-tb"/>
      <style:text-properties style:font-name="Times New Roman1" fo:font-size="11pt" fo:language="pt" fo:country="BR" officeooo:rsid="00210535" officeooo:paragraph-rsid="00210535" style:font-size-asian="11pt" style:font-size-complex="11pt"/>
    </style:style>
    <style:style style:name="P14" style:family="paragraph" style:parent-style-name="Texto_20_em_20_bloco">
      <style:paragraph-properties fo:margin-left="0cm" fo:margin-right="-0.252cm" fo:text-indent="2.499cm" style:auto-text-indent="false"/>
      <style:text-properties style:font-name="Times New Roman" fo:font-size="12pt" fo:language="pt" fo:country="BR" officeooo:paragraph-rsid="001a21ba" style:font-size-asian="12pt"/>
    </style:style>
    <style:style style:name="T1" style:family="text">
      <style:text-properties style:font-name="Times New Roman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color="#000000" fo:font-weight="normal" style:font-weight-asian="normal"/>
    </style:style>
    <style:style style:name="T6" style:family="text">
      <style:text-properties fo:color="#000000" fo:font-weight="normal" officeooo:rsid="001adb2e" style:font-weight-asian="normal"/>
    </style:style>
    <style:style style:name="T7" style:family="text">
      <style:text-properties fo:color="#000000" fo:font-weight="normal" officeooo:rsid="001c1256" style:font-weight-asian="normal"/>
    </style:style>
    <style:style style:name="T8" style:family="text">
      <style:text-properties fo:color="#000000" fo:font-weight="normal" officeooo:rsid="001c2fcf" style:font-weight-asian="normal"/>
    </style:style>
    <style:style style:name="T9" style:family="text">
      <style:text-properties fo:color="#000000" fo:font-weight="normal" officeooo:rsid="001d7cdf" style:font-weight-asian="normal"/>
    </style:style>
    <style:style style:name="T10" style:family="text">
      <style:text-properties fo:color="#000000" fo:font-weight="normal" officeooo:rsid="001f1d71" style:font-weight-asian="normal"/>
    </style:style>
    <style:style style:name="T11" style:family="text">
      <style:text-properties fo:color="#000000" officeooo:rsid="001a21ba"/>
    </style:style>
    <style:style style:name="T12" style:family="text">
      <style:text-properties fo:font-size="11.5pt" style:font-size-asian="11.5pt"/>
    </style:style>
    <style:style style:name="T13" style:family="text">
      <style:text-properties fo:font-size="11.5pt" officeooo:rsid="0023980d" style:font-size-asian="11.5pt"/>
    </style:style>
    <style:style style:name="T14" style:family="text">
      <style:text-properties officeooo:rsid="001a21ba"/>
    </style:style>
    <style:style style:name="T15" style:family="text">
      <style:text-properties officeooo:rsid="001c1256"/>
    </style:style>
    <style:style style:name="T16" style:family="text">
      <style:text-properties officeooo:rsid="001c2fcf"/>
    </style:style>
    <style:style style:name="T17" style:family="text">
      <style:text-properties officeooo:rsid="001d7cdf"/>
    </style:style>
    <style:style style:name="T18" style:family="text">
      <style:text-properties officeooo:rsid="001f1d71"/>
    </style:style>
    <style:style style:name="T19" style:family="text">
      <style:text-properties officeooo:rsid="0021d6fb"/>
    </style:style>
    <style:style style:name="T20" style:family="text">
      <style:text-properties officeooo:rsid="0022dc82"/>
    </style:style>
    <style:style style:name="T21" style:family="text">
      <style:text-properties officeooo:rsid="002362c9"/>
    </style:style>
    <style:style style:name="T22" style:family="text">
      <style:text-properties officeooo:rsid="0023980d"/>
    </style:style>
    <style:style style:name="T23" style:family="text">
      <style:text-properties officeooo:rsid="00240b15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/></text:p>
      <text:p text:style-name="P2"/>
      <text:p text:style-name="P1"><text:tab/><text:span text:style-name="T25">Vistos etc.</text:span></text:p>
      <text:p text:style-name="P6"><text:span text:style-name="T2"><text:s/><text:tab/><text:tab/>Cumprindo pena privativa de liberdade em regime fechado, foi </text:span><text:span text:style-name="T11">o</text:span><text:span text:style-name="T2"> apenad</text:span><text:span text:style-name="T11">o</text:span><text:span text:style-name="T2"> </text:span><text:span text:style-name="T11">LUIZ MATEUS RODRIGUES DA SILVA</text:span><text:span text:style-name="T4"> </text:span><text:span text:style-name="T5">punid</text:span><text:span text:style-name="T6">o</text:span><text:span text:style-name="T5"> disciplinarmente pelo Conselho Disciplinar d</text:span><text:span text:style-name="T6">a Penitenciária Masculina Baldomero Cavalcanti de Oliveira</text:span><text:span text:style-name="T5">, por prática de FALTA GRAVE, em razão de no dia </text:span><text:span text:style-name="T6">06</text:span><text:span text:style-name="T5">/</text:span><text:span text:style-name="T6">12</text:span><text:span text:style-name="T5">/201</text:span><text:span text:style-name="T6">8, </text:span><text:span text:style-name="T10">após a autoridade administrativa ter se deslocado até sua cela a fim de apreender um suposto</text:span><text:span text:style-name="T5"> aparelho celular </text:span><text:span text:style-name="T10">de posse do apenado</text:span><text:span text:style-name="T5">,</text:span><text:span text:style-name="T7"> </text:span><text:span text:style-name="T10">o qual o </text:span><text:span text:style-name="T7">entreg</text:span><text:span text:style-name="T9">o</text:span><text:span text:style-name="T10">u</text:span><text:span text:style-name="T7"> de forma espontânea, </text:span><text:span text:style-name="T8">conforme exposto no relatório </text:span><text:span text:style-name="T9">de abertura do processo administrativo disciplinar</text:span><text:span text:style-name="T7"> (evento 108.1, </text:span><text:span text:style-name="T10">pvs. 2 e 3</text:span><text:span text:style-name="T7">)</text:span><text:span text:style-name="T5">.</text:span></text:p>
      <text:p text:style-name="P6"><text:s/><text:tab/><text:tab/><text:span text:style-name="T15">Oportunizado ao</text:span> apenad<text:span text:style-name="T15">o</text:span> justificar-<text:span text:style-name="T17">se, devidamente acompanhado de sua defensora</text:span>, <text:s/><text:span text:style-name="T16">negou</text:span> <text:span text:style-name="T18">que o aparelho celular lhe pertencia, bem como negou que o tenha entregado espontaneamente, pois o celular foi encontrado na cela que divide com outros 06 (seis) reeducandos (evento 108.1, pvs. 19 a 21)</text:span>.</text:p>
      <text:p text:style-name="P7">Em sede de Alegações Finais, a defensora requereu <text:span text:style-name="T20">o reconhecimento d</text:span>a atenuante da confissão espontânea, não contestando a posse do aparelho celular (evento 108.1, pvs. 26 a 28).</text:p>
      <text:p text:style-name="P13">Adiante, a Comissão Administrativa Disciplinar entendeu que o apenado incorreu em falta disciplinar de natureza grave, esboçada no art. 87, inciso IX do Decreto nº 38.295/00 c/c art. 50, VII da Lei nº 7.210/84, o qual dispõe: “tiver em sua posse, utilizar ou fornecer aparelho telefônico, de rádio ou similar, que permita a comunicação com outros presos ou com o ambiente externo”, <text:span text:style-name="T19">declarando-o culpado e aplicando a sanção disciplinar de isolamento (evento 108, pv. 42).</text:span></text:p>
      <text:p text:style-name="P6"><text:s/><text:tab/><text:tab/>Interveio o Ministério Público requerendo o reconhecimento da falta grave <text:span text:style-name="T20">(evento 113.1)</text:span>.</text:p>
      <text:p text:style-name="P8">Acrescento ao relatório que o apenado encontra-se custodiado na P<text:span text:style-name="T2">enitenciária Masculina Baldomero Cavalcanti de Oliveira, do Estado de Alagoas, conforme certidão do evento 85.1.</text:span></text:p>
      <text:p text:style-name="P6"><text:s/><text:tab/><text:tab/>Relatados.</text:p>
      <text:p text:style-name="P6"><text:s/><text:tab/><text:tab/>Com razão o Ministério Público, pois, <text:span text:style-name="T20">considerando o exposto no relatório, no interrogatório do sindicado e no termo de declaração do agente penitenciário,</text:span> restou esclarecido que <text:span text:style-name="T20">o</text:span> apenad<text:span text:style-name="T20">o</text:span>, cumprindo pena privativa de liberdade em regime fechado, <text:span text:style-name="T21">mantinha posse</text:span> de um aparelho de telefonia celular <text:span text:style-name="T21">dentro de sua cela</text:span>.</text:p>
      <text:p text:style-name="P9">Ademais, em que pese a defesa requerer o reconhecimento da atenuante da confissão espontânea, o apenado negou o descrito no relatório, alegando que não existiam provas de que o celular lhe pertencia e que não entregou o aparelho espontaneamente.</text:p>
      <text:p text:style-name="P4"><text:tab/><text:tab/>Desse modo, inexiste duvida que <text:span text:style-name="T21">o</text:span> penitente fez uso de aparelho de telefone celular no interior do presídio, <text:span text:style-name="T21">mantendo-o guardado em sua cela</text:span>. </text:p>
      <text:p text:style-name="P5"><text:tab/><text:tab/>Isto posto, homologo a punição disciplinar <text:span text:style-name="T21">imposta e considero como falta grave o fato ocorrido em 06/12/2018,</text:span> manten<text:span text:style-name="T21">do</text:span> no regime fechado a execução da pena privativa de liberdade aplicada a <text:span text:style-name="T14">LUIZ MATEUS RODRIGUES DA SILVA</text:span>, bem como considero perdido um terço do tempo já remido e o que viesse a ser remido até a data da prática da falta grave.</text:p>
      <text:p text:style-name="P12"><text:s/><text:tab/><text:tab/>P.R.I. <text:span text:style-name="T23">Oficie-se a COAPE questionando sobre a possibilidade de recambiamento do apenado da Penitenciária Masculina Baldomero Cavalcanti de Oliveira-PMBCO de Alagoas para estabelecimento prisional de Natal adequado ao regime fechado; oficie-se a PMBC <text:s/>dando ciência de cópia dos termos desta decisão e</text:span> <text:span text:style-name="T23">atualize-se o Atestado de Pena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exto_20_sem_20_Formatação" style:display-name="Texto sem Formatação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Courier New" fo:font-family="'Courier New'" style:font-family-generic="roman" fo:font-size="10pt" style:font-name-asian="Palatino Linotype" style:font-family-asian="'Palatino Linotype'" style:font-family-generic-asian="system" style:font-pitch-asian="variable" style:font-size-asian="10pt" style:font-name-complex="Arial" style:font-family-complex="Arial" style:font-family-generic-complex="system" style:font-pitch-complex="variable" style:font-size-complex="12pt"/>
    </style:style>
    <style:style style:name="aurdiência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fo:font-size="12pt" style:font-name-asian="Palatino Linotype" style:font-family-asian="'Palatino Linotyp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exto_20_em_20_bloco" style:display-name="Texto em bloco" style:family="paragraph" style:parent-style-name="Standard" style:default-outline-level="">
      <style:paragraph-properties fo:margin-left="1.501cm" fo:margin-right="-1.413cm" fo:margin-top="0cm" fo:margin-bottom="0cm" loext:contextual-spacing="false" fo:text-align="justify" style:justify-single-word="false" fo:text-indent="2cm" style:auto-text-indent="false"/>
      <style:text-properties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7:53:19.130000000</meta:creation-date>
    <dc:date>2019-12-17T16:31:16.843000000</dc:date>
    <meta:editing-duration>PT1H12M7S</meta:editing-duration>
    <meta:editing-cycles>1</meta:editing-cycles>
    <meta:document-statistic meta:table-count="0" meta:image-count="0" meta:object-count="0" meta:page-count="1" meta:paragraph-count="13" meta:word-count="487" meta:character-count="3181" meta:non-whitespace-character-count="2680"/>
    <meta:generator>LibreOffice/6.0.3.2$Windows_X86_64 LibreOffice_project/8f48d515416608e3a835360314dac7e47fd0b821</meta:generator>
  </office:meta>
</office:document-meta>
</file>